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df2f" officeooo:paragraph-rsid="000cdf2f"/>
    </style:style>
    <style:style style:name="P2" style:family="paragraph" style:parent-style-name="Standard">
      <style:text-properties fo:font-weight="bold" officeooo:rsid="000cdf2f" officeooo:paragraph-rsid="000cdf2f" style:font-weight-asian="bold" style:font-weight-complex="bold"/>
    </style:style>
    <style:style style:name="P3" style:family="paragraph" style:parent-style-name="Standard">
      <style:text-properties fo:font-weight="bold" officeooo:rsid="000f52f0" officeooo:paragraph-rsid="000f52f0" style:font-weight-asian="bold" style:font-weight-complex="bold"/>
    </style:style>
    <style:style style:name="P4" style:family="paragraph" style:parent-style-name="Standard">
      <style:text-properties fo:font-weight="bold" officeooo:rsid="00242677" officeooo:paragraph-rsid="00242677" style:font-weight-asian="bold" style:font-weight-complex="bold"/>
    </style:style>
    <style:style style:name="P5" style:family="paragraph" style:parent-style-name="Standard">
      <style:text-properties fo:font-weight="bold" officeooo:rsid="00132809" officeooo:paragraph-rsid="00132809" style:font-weight-asian="bold" style:font-weight-complex="bold"/>
    </style:style>
    <style:style style:name="P6" style:family="paragraph" style:parent-style-name="Standard">
      <style:text-properties fo:font-weight="normal" officeooo:rsid="000cdf2f" officeooo:paragraph-rsid="000cdf2f" style:font-weight-asian="normal" style:font-weight-complex="normal"/>
    </style:style>
    <style:style style:name="P7" style:family="paragraph" style:parent-style-name="Standard">
      <style:text-properties fo:font-weight="normal" officeooo:rsid="000f52f0" officeooo:paragraph-rsid="000f52f0" style:font-weight-asian="normal" style:font-weight-complex="normal"/>
    </style:style>
    <style:style style:name="P8" style:family="paragraph" style:parent-style-name="Standard">
      <style:text-properties fo:font-weight="normal" officeooo:rsid="000f52f0" officeooo:paragraph-rsid="0026efa7" style:font-weight-asian="normal" style:font-weight-complex="normal"/>
    </style:style>
    <style:style style:name="P9" style:family="paragraph" style:parent-style-name="Standard">
      <style:text-properties fo:font-weight="normal" officeooo:rsid="000f52f0" officeooo:paragraph-rsid="000f7662" style:font-weight-asian="normal" style:font-weight-complex="normal"/>
    </style:style>
    <style:style style:name="P10" style:family="paragraph" style:parent-style-name="Standard">
      <style:text-properties fo:font-weight="normal" officeooo:rsid="0022c323" officeooo:paragraph-rsid="000f52f0" style:font-weight-asian="normal" style:font-weight-complex="normal"/>
    </style:style>
    <style:style style:name="P11" style:family="paragraph" style:parent-style-name="Standard">
      <style:text-properties fo:font-weight="normal" officeooo:rsid="002591ff" officeooo:paragraph-rsid="002591ff" style:font-weight-asian="normal" style:font-weight-complex="normal"/>
    </style:style>
    <style:style style:name="P12" style:family="paragraph" style:parent-style-name="Standard">
      <style:text-properties fo:font-weight="normal" officeooo:rsid="002591ff" officeooo:paragraph-rsid="0026efa7" style:font-weight-asian="normal" style:font-weight-complex="normal"/>
    </style:style>
    <style:style style:name="P13" style:family="paragraph" style:parent-style-name="Standard">
      <style:text-properties fo:font-weight="normal" officeooo:rsid="00262da6" officeooo:paragraph-rsid="00262da6" style:font-weight-asian="normal" style:font-weight-complex="normal"/>
    </style:style>
    <style:style style:name="P14" style:family="paragraph" style:parent-style-name="Standard">
      <style:text-properties fo:font-weight="normal" officeooo:rsid="00262da6" officeooo:paragraph-rsid="0026efa7" style:font-weight-asian="normal" style:font-weight-complex="normal"/>
    </style:style>
    <style:style style:name="P15" style:family="paragraph" style:parent-style-name="Standard">
      <style:text-properties fo:font-weight="normal" officeooo:rsid="0026efa7" officeooo:paragraph-rsid="0026efa7" style:font-weight-asian="normal" style:font-weight-complex="normal"/>
    </style:style>
    <style:style style:name="P16" style:family="paragraph" style:parent-style-name="Standard">
      <style:text-properties fo:font-weight="normal" officeooo:rsid="002b66f8" officeooo:paragraph-rsid="002f263e" style:font-weight-asian="normal" style:font-weight-complex="normal"/>
    </style:style>
    <style:style style:name="P17" style:family="paragraph" style:parent-style-name="Standard">
      <style:text-properties fo:font-weight="normal" officeooo:rsid="002d4d7b" officeooo:paragraph-rsid="002d4d7b" style:font-weight-asian="normal" style:font-weight-complex="normal"/>
    </style:style>
    <style:style style:name="P18" style:family="paragraph" style:parent-style-name="Standard">
      <style:text-properties fo:font-weight="normal" officeooo:rsid="000f52f0" officeooo:paragraph-rsid="000f52f0" style:font-weight-asian="normal" style:font-weight-complex="normal"/>
    </style:style>
    <style:style style:name="P19" style:family="paragraph" style:parent-style-name="Standard">
      <style:text-properties fo:font-weight="normal" officeooo:rsid="00303ac9" officeooo:paragraph-rsid="00303ac9" style:font-weight-asian="normal" style:font-weight-complex="normal"/>
    </style:style>
    <style:style style:name="P20" style:family="paragraph" style:parent-style-name="Standard">
      <style:text-properties fo:font-weight="normal" officeooo:rsid="002591ff" officeooo:paragraph-rsid="002591ff" style:font-weight-asian="normal" style:font-weight-complex="normal"/>
    </style:style>
    <style:style style:name="P21" style:family="paragraph" style:parent-style-name="Standard">
      <style:text-properties fo:font-weight="normal" officeooo:rsid="00375ab0" officeooo:paragraph-rsid="00375db5" style:font-weight-asian="normal" style:font-weight-complex="normal"/>
    </style:style>
    <style:style style:name="P22" style:family="paragraph" style:parent-style-name="Standard">
      <style:text-properties fo:font-weight="normal" officeooo:rsid="00262da6" officeooo:paragraph-rsid="00262da6" style:font-weight-asian="normal" style:font-weight-complex="normal"/>
    </style:style>
    <style:style style:name="P23" style:family="paragraph" style:parent-style-name="Standard">
      <style:text-properties fo:font-weight="normal" officeooo:rsid="00386f4d" officeooo:paragraph-rsid="00386f4d" style:font-weight-asian="normal" style:font-weight-complex="normal"/>
    </style:style>
    <style:style style:name="P24" style:family="paragraph" style:parent-style-name="Standard">
      <style:text-properties fo:font-weight="normal" officeooo:rsid="0039481f" officeooo:paragraph-rsid="0039481f" style:font-weight-asian="normal" style:font-weight-complex="normal"/>
    </style:style>
    <style:style style:name="T1" style:family="text">
      <style:text-properties officeooo:rsid="000db054"/>
    </style:style>
    <style:style style:name="T2" style:family="text">
      <style:text-properties officeooo:rsid="000f52f0"/>
    </style:style>
    <style:style style:name="T3" style:family="text">
      <style:text-properties officeooo:rsid="0017338a"/>
    </style:style>
    <style:style style:name="T4" style:family="text">
      <style:text-properties officeooo:rsid="00193694"/>
    </style:style>
    <style:style style:name="T5" style:family="text">
      <style:text-properties officeooo:rsid="001ca11c"/>
    </style:style>
    <style:style style:name="T6" style:family="text">
      <style:text-properties officeooo:rsid="00262da6"/>
    </style:style>
    <style:style style:name="T7" style:family="text">
      <style:text-properties officeooo:rsid="0026efa7"/>
    </style:style>
    <style:style style:name="T8" style:family="text">
      <style:text-properties officeooo:rsid="00285cfe"/>
    </style:style>
    <style:style style:name="T9" style:family="text">
      <style:text-properties officeooo:rsid="002f263e"/>
    </style:style>
    <style:style style:name="T10" style:family="text">
      <style:text-properties officeooo:rsid="00329fa8"/>
    </style:style>
    <style:style style:name="T11" style:family="text">
      <style:text-properties officeooo:rsid="0036206d"/>
    </style:style>
    <style:style style:name="T12" style:family="text">
      <style:text-properties officeooo:rsid="00375db5"/>
    </style:style>
    <style:style style:name="T13" style:family="text">
      <style:text-properties officeooo:rsid="00386f4d"/>
    </style:style>
    <style:style style:name="T14" style:family="text">
      <style:text-properties officeooo:rsid="003948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l G. Britt III</text:p>
      <text:p text:style-name="P1">ECE 692 – Project 1</text:p>
      <text:p text:style-name="P1">9/12/2017</text:p>
      <text:p text:style-name="P1"/>
      <text:p text:style-name="P3">Task <text:span text:style-name="T3">1 &amp;</text:span> 2:</text:p>
      <text:p text:style-name="P3"/>
      <text:p text:style-name="P3">TensorFlow Portion</text:p>
      <text:p text:style-name="P9"/>
      <text:p text:style-name="P16">Figure<text:span text:style-name="T9">s </text:span>1-<text:span text:style-name="T9">3 are used to compare performance across multiple neural network architectures. Other important important parameters for this setup is as follows: the epoch number was set to 100, learning rate at 1E-3, and the batch size was fixed at 50 samples. Figures 4-7 are used to study the scalar hyperparameters for a single neural network architecture. Throughout this analysis, </text:span>The convention as that each layer is fully connected and is separated by an underscore, such that “784_30_10” describes a one hidden layer fully connected neural network with a 30 neuron hidden layer, and 784 neuron input layer and 10 neuron output layer. <text:s/><text:span text:style-name="T10">For any architecture, the code is always put through a softmax activation function in the final layer, as it was observed that this obtained the best accuracy.</text:span></text:p>
      <text:p text:style-name="P16"/>
      <text:p text:style-name="P17"><text:span text:style-name="T9">According to Figure 1, the simplest structure, 784_10, had the best accuracy. Furthermore, a</text:span>cross all structures, the sigmoid activation function <text:span text:style-name="T9">required the less number of epochs to train. Note that I would not trust relu’s results throughout the analysis, as accuracy of around 10% usually denotes a bug.</text:span></text:p>
      <text:p text:style-name="P7"/>
      <text:p text:style-name="P7">Figure <text:span text:style-name="T5">1: TF architecture accuracy comparison</text:span></text:p>
      <text:p text:style-name="P7"/>
      <text:p text:style-name="P19">According to Figure 2, the more complicated architectures take longer to train. Furthermore, the softmax activation function takes longer the more complicated the architecture. <text:span text:style-name="T11">Figure 3, the evaluation time as a function of network architecture, looks very similar to Figure 2, as expected.</text:span></text:p>
      <text:p text:style-name="P7"/>
      <text:p text:style-name="P7">Figure <text:span text:style-name="T5">2</text:span>: T<text:span text:style-name="T5">F architecture training time comparison</text:span></text:p>
      <text:p text:style-name="P7"/>
      <text:p text:style-name="P11">Figure 3: <text:span text:style-name="T6">TF architecture evaluation time comparison</text:span></text:p>
      <text:p text:style-name="P11"/>
      <text:p text:style-name="P21">For Figures 4-7, the scalar hyperparameters were varied while using the 784_30_10 neural network <text:span text:style-name="T13">using the sigmoid activation function</text:span>. Figure 4 reveals that while the number of epochs increased, the better the accuracy. This <text:span text:style-name="T12">matches expectation as</text:span> the epoch number is an indicator of how much training the neural network has received. </text:p>
      <text:p text:style-name="P21"/>
      <text:p text:style-name="P21"><text:span text:style-name="T12">As a general trend, the greater the batch number, the better the accuracy. This is not always true, as shown when the epoch number is 200, but it is a general observation. This is generally true as the greater batches have a better estimate on the gradient of the objective function, therefore altering the weights in a more favourable direction. Lower batch sizes tend to have erratic changes in the gradient, causing the weights to alter in extreme directions away from the cost functions minimum.</text:span></text:p>
      <text:p text:style-name="P11"/>
      <text:p text:style-name="P13">Figure 4: TF epoch accuracy comparison</text:p>
      <text:p text:style-name="P13"/>
      <text:p text:style-name="P23">Figure 5 shows the training time for different epochs and batch numbers. As batch numbers <text:s/>increase, the training time increases, as the gradient calculation is more intense (includes more samples). <text:span text:style-name="T14">Figure 6 tells the same story.</text:span></text:p>
      <text:p text:style-name="P13"/>
      <text:p text:style-name="P13">Figure 5: TF epoch training time comparison</text:p>
      <text:p text:style-name="P13"><text:soft-page-break/></text:p>
      <text:p text:style-name="P13">Figure 6: TF epoch evaluation time comparison </text:p>
      <text:p text:style-name="P13"/>
      <text:p text:style-name="P24">Figure 7 reveals that the score is independent of the learning rate for this particular case. However, the score is dependent on the batch number. As the batch number increases, the score tends to increase. This is due to the better estimate on the cost functions gradient, thereby making more optimal corrections to the weights.</text:p>
      <text:p text:style-name="P13"/>
      <text:p text:style-name="P15">Figure 7: TF learning rate comparison</text:p>
      <text:p text:style-name="P10"/>
      <text:p text:style-name="P5">NumPy Portion</text:p>
      <text:p text:style-name="P5"/>
      <text:p text:style-name="P15">The figure<text:span text:style-name="T8">s</text:span> placed here are the same and are in the same order as in the TF portion. The general trends noted in the TF portion will be the same as in the NumPy (NP) portion. The NP portion are the results generated using Nielson’s code. Note that the NP version is not as extensive as the TF portion, as the run times were on the order of days for half of the run size.</text:p>
      <text:p text:style-name="P2"/>
      <text:p text:style-name="P8">Figure <text:span text:style-name="T7">8: NP architecture accuracy comparison</text:span></text:p>
      <text:p text:style-name="P8"/>
      <text:p text:style-name="P8">Figure <text:span text:style-name="T7">9</text:span>: <text:span text:style-name="T7">NP architecture training time comparison</text:span></text:p>
      <text:p text:style-name="P8"/>
      <text:p text:style-name="P12">Figure <text:span text:style-name="T7">10</text:span>: <text:span text:style-name="T7">NP architecture evaluation time comparison</text:span></text:p>
      <text:p text:style-name="P12"/>
      <text:p text:style-name="P14">Figure <text:span text:style-name="T7">11</text:span>: <text:span text:style-name="T7">NP</text:span> epoch accuracy comparison</text:p>
      <text:p text:style-name="P14"/>
      <text:p text:style-name="P14">Figure <text:span text:style-name="T7">12</text:span>: <text:span text:style-name="T7">NP</text:span> epoch training time comparison</text:p>
      <text:p text:style-name="P14"/>
      <text:p text:style-name="P14">Figure <text:span text:style-name="T7">13</text:span>: <text:span text:style-name="T7">NP</text:span> epoch evaluation time comparison </text:p>
      <text:p text:style-name="P14"/>
      <text:p text:style-name="P15">Figure 14: NP learning rate comparison</text:p>
      <text:p text:style-name="P4"/>
      <text:p text:style-name="P2"><text:span text:style-name="T2">Task 3: </text:span>Four Subjects</text:p>
      <text:p text:style-name="P2"/>
      <text:p text:style-name="P6">1) Batch vs. Online: This addresses when the <text:span text:style-name="T4">weights of the model are updated</text:span>. Batch describes that the weights of the model are updated after each epoch, while online updates the model immediately after each sample goes through the model.</text:p>
      <text:p text:style-name="P6"/>
      <text:p text:style-name="P6">2) Gradient descent vs. stochastic gradient descent: This addresses what is used to estimate the gradient used for updating the weights within the model. Gradient descent uses the entire epoch to calculate the gradient <text:span text:style-name="T4">of the cost function</text:span>, while stochastic gradient descent uses a subset of <text:span text:style-name="T4">the epoch to approximate</text:span> the gradient <text:span text:style-name="T4">of the cost function</text:span>.</text:p>
      <text:p text:style-name="P6"/>
      <text:p text:style-name="P6">3) Perceptron vs. Sigmoid neurons: These are activator functions which describe the behavior of a neuron firing, <text:span text:style-name="T4">as well as determine how the network’s weights should change</text:span>. A perceptron is <text:span text:style-name="T4">a</text:span> step function <text:span text:style-name="T4">that is continuous, but not everywhere smooth (not everywhere differentiable)</text:span>, while sigmoid is everywhere continuous and smooth function <text:span text:style-name="T4">(everywhere differentiable)</text:span> where its value can be anywhere from 0 to 1. Sigmoid is preferred to perceptron as its derivative is easy to calculate, and the change to the network <text:span text:style-name="T4">is predictable</text:span>, while the Perceptron can have unstable behavior due to it being not everywhere differentiable.</text:p>
      <text:p text:style-name="P6"><text:soft-page-break/></text:p>
      <text:p text:style-name="P6">4) Feedforward vs. Backpropagation: <text:span text:style-name="T1">These are terms related to the architecture of a network. Feedforward describes the process of the input signals being mapped to the output at each layer via the transfer functions (matrices or layers). Backpropagation is the training process which uses the errors to manipulate the weights of the network (manipulate the matrices) in order to get better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05:35:28.840267624</meta:creation-date>
    <dc:date>2017-09-18T14:24:38.867978307</dc:date>
    <meta:editing-duration>PT3H55M</meta:editing-duration>
    <meta:editing-cycles>36</meta:editing-cycles>
    <meta:generator>LibreOffice/5.1.6.2$Linux_X86_64 LibreOffice_project/10m0$Build-2</meta:generator>
    <meta:document-statistic meta:table-count="0" meta:image-count="0" meta:object-count="0" meta:page-count="3" meta:paragraph-count="33" meta:word-count="892" meta:character-count="5519" meta:non-whitespace-character-count="4654"/>
  </office:meta>
</office:document-meta>
</file>